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79cm"/>
    </style:style>
    <style:style style:name="co3" style:family="table-column">
      <style:table-column-properties fo:break-before="auto" style:column-width="3.676cm"/>
    </style:style>
    <style:style style:name="co5" style:family="table-column">
      <style:table-column-properties fo:break-before="auto" style:column-width="3.34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4" table:number-columns-repeated="7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>
            <text:p>Messungen der Periodendauer T in Abhängigkeit der Pendellänge </text:p>
          </table:table-cell>
          <table:table-cell table:number-columns-repeated="10"/>
        </table:table-row>
        <table:table-row table:style-name="ro1">
          <table:table-cell office:value-type="string">
            <text:p>Ziel: Bestimmung „g“</text:p>
          </table:table-cell>
          <table:table-cell table:number-columns-repeated="6"/>
          <table:table-cell office:value-type="string">
            <text:p>max min 3mm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Anzahl der Schwingungen</text:p>
          </table:table-cell>
          <table:table-cell office:value-type="string">
            <text:p>Gesamtdauer in s</text:p>
          </table:table-cell>
          <table:table-cell office:value-type="string">
            <text:p>Quad abw. Mw</text:p>
          </table:table-cell>
          <table:table-cell office:value-type="string">
            <text:p>Schwingungsdauer</text:p>
          </table:table-cell>
          <table:table-cell table:number-columns-repeated="2"/>
          <table:table-cell office:value-type="string">
            <text:p>Pendellänge in mm</text:p>
          </table:table-cell>
          <table:table-cell office:value-type="string">
            <text:p>Unsicherheit</text:p>
          </table:table-cell>
          <table:table-cell office:value-type="string">
            <text:p>in m</text:p>
          </table:table-cell>
          <table:table-cell office:value-type="string">
            <text:p>Nebenrechnung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>
            <text:p>Je Schwingung</text:p>
          </table:table-cell>
          <table:table-cell table:number-columns-repeated="6"/>
          <table:table-cell table:style-name="ce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.66">
            <text:p>20,66</text:p>
          </table:table-cell>
          <table:table-cell table:formula="of:=(([.B7]/10)-[.$B$15])^2" office:value-type="float" office:value="0">
            <text:p>0</text:p>
          </table:table-cell>
          <table:table-cell table:formula="of:=[.B7]/10" office:value-type="float" office:value="2.066">
            <text:p>2,066</text:p>
          </table:table-cell>
          <table:table-cell table:number-columns-repeated="2"/>
          <table:table-cell office:value-type="float" office:value="1.058">
            <text:p>1,058</text:p>
          </table:table-cell>
          <table:table-cell table:formula="of:=(3/2)^(1/2)*10^-3" office:value-type="float" office:value="0.00122474487139159">
            <text:p>0,0012247449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.69">
            <text:p>20,69</text:p>
          </table:table-cell>
          <table:table-cell table:formula="of:=(([.B8]/10)-[.$B$15])^2" office:value-type="float" office:value="0.00000899999999999802">
            <text:p>0,000009</text:p>
          </table:table-cell>
          <table:table-cell table:formula="of:=[.B8]/10" office:value-type="float" office:value="2.069">
            <text:p>2,069</text:p>
          </table:table-cell>
          <table:table-cell table:number-columns-repeated="5"/>
          <table:table-cell office:value-type="string">
            <text:p>g [m/s^2]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.63">
            <text:p>20,63</text:p>
          </table:table-cell>
          <table:table-cell table:formula="of:=(([.B9]/10)-[.$B$15])^2" office:value-type="float" office:value="0.00000900000000000335">
            <text:p>0,000009</text:p>
          </table:table-cell>
          <table:table-cell table:formula="of:=[.B9]/10" office:value-type="float" office:value="2.063">
            <text:p>2,063</text:p>
          </table:table-cell>
          <table:table-cell table:number-columns-repeated="5"/>
          <table:table-cell table:formula="of:=4*3.1415926^2*[.G7]/([.B15])^2" office:value-type="float" office:value="9.78553906947639">
            <text:p>9,7855390695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7"/>
          <table:table-cell office:value-type="string">
            <text:p>Komb unsicherheit</text:p>
          </table:table-cell>
          <table:table-cell/>
          <table:table-cell table:formula="of:=[.J9]*(([.H7])^2/[.G7]+([.C20])^2/[.B15])^(1/2)" office:value-type="float" office:value="0.0228895860238091">
            <text:p>0,022889586</text:p>
          </table:table-cell>
          <table:table-cell/>
        </table:table-row>
        <table:table-row table:style-name="ro1">
          <table:table-cell office:value-type="string">
            <text:p>Durchschnitt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table:formula="of:=SUM([.B7:.B9])/3" office:value-type="float" office:value="20.66">
            <text:p>20,66</text:p>
          </table:table-cell>
          <table:table-cell table:number-columns-repeated="9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table:formula="of:=SUM([.B7:.B9])/(3*10)" office:value-type="float" office:value="2.066">
            <text:p>2,066</text:p>
          </table:table-cell>
          <table:table-cell table:formula="of:=[.B15]" office:value-type="float" office:value="2.066">
            <text:p>2,066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Standartunsicherheit</text:p>
          </table:table-cell>
          <table:table-cell office:value-type="string">
            <text:p>Typ A</text:p>
          </table:table-cell>
          <table:table-cell table:formula="of:=((SUM([.C7:.C9])^2*(10/(30*29)))^(1/2))" office:value-type="float" office:value="0.00000192980256270818">
            <text:p>1,92980256270818E-006</text:p>
          </table:table-cell>
          <table:table-cell office:value-type="string">
            <text:p>mit t vert</text:p>
          </table:table-cell>
          <table:table-cell table:formula="of:=[.C17]*1.32" office:value-type="float" office:value="0.00000254733938277479">
            <text:p>2,54733938277479E-006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yp B</text:p>
          </table:table-cell>
          <table:table-cell table:formula="of:=[.A24]/(10*2*3^(1/2))" office:value-type="float" office:value="0.00288675134594813">
            <text:p>0,0028867513</text:p>
          </table:table-cell>
          <table:table-cell office:value-type="string">
            <text:p>s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yp B</text:p>
          </table:table-cell>
          <table:table-cell table:formula="of:=[.A26]/(10*2*(6)^(1/2))" office:value-type="float" office:value="0.000204124145231932">
            <text:p>0,0002041241</text:p>
          </table:table-cell>
          <table:table-cell table:number-columns-repeated="8"/>
        </table:table-row>
        <table:table-row table:style-name="ro1">
          <table:table-cell office:value-type="string">
            <text:p>Komb</text:p>
          </table:table-cell>
          <table:table-cell/>
          <table:table-cell table:formula="of:=([.E17]^2+[.C18]^2+[.C19]^2)^(1/2)" office:value-type="float" office:value="0.00289396034681506">
            <text:p>0,0028939603</text:p>
          </table:table-cell>
          <table:table-cell office:value-type="string">
            <text:p>s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Messun Tges+-</text:p>
          </table:table-cell>
          <table:table-cell table:number-columns-repeated="10"/>
        </table:table-row>
        <table:table-row table:style-name="ro1">
          <table:table-cell office:value-type="float" office:value="0.1">
            <text:p>0,1</text:p>
          </table:table-cell>
          <table:table-cell table:number-columns-repeated="10"/>
        </table:table-row>
        <table:table-row table:style-name="ro1">
          <table:table-cell office:value-type="string">
            <text:p>Messung Anzeige</text:p>
          </table:table-cell>
          <table:table-cell table:number-columns-repeated="10"/>
        </table:table-row>
        <table:table-row table:style-name="ro1">
          <table:table-cell office:value-type="float" office:value="0.01">
            <text:p>0,01</text:p>
          </table:table-cell>
          <table:table-cell table:number-columns-repeated="10"/>
        </table:table-row>
      </table:table>
      <table:table table:name="Tabe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7">07.11.2017</text:date>, <text:time>15:14:3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1T17:35:23.38</meta:creation-date>
    <meta:editing-duration>PT21M33S</meta:editing-duration>
    <meta:editing-cycles>5</meta:editing-cycles>
    <meta:generator>OpenOffice/4.1.4$Win32 OpenOffice.org_project/414m4$Build-9787</meta:generator>
    <dc:title>Daten Länge</dc:title>
    <dc:date>2017-11-07T15:14:31.31</dc:date>
    <dc:creator>Jörn Sieveneck</dc:creator>
    <meta:document-statistic meta:table-count="3" meta:cell-count="54" meta:object-count="0"/>
    <meta:template xlink:type="simple" xlink:actuate="onRequest" xlink:title="Daten Länge" xlink:href="../../../../../../../../AppData/Roaming/OpenOffice/4/user/template/Daten%20Länge1.ots" meta:date="2017-10-31T17:35:23.25"/>
  </office:meta>
</office:document-meta>
</file>